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[.E4]*[.E4]" office:value-type="float" office:value="1">
            <text:p>1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2">
            <text:p>2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[.E5]*[.E5]" office:value-type="float" office:value="4">
            <text:p>4</text:p>
          </table:table-cell>
          <table:table-cell table:formula="of:=+[.C5]*[.C5]" office:value-type="float" office:value="25">
            <text:p>25</text:p>
          </table:table-cell>
          <table:table-cell table:formula="of:=+[.C5]*[.E5]" office:value-type="float" office:value="10">
            <text:p>10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9">
            <text:p>9</text:p>
          </table:table-cell>
          <table:table-cell table:formula="of:=+[.C6]*[.C6]" office:value-type="float" office:value="1">
            <text:p>1</text:p>
          </table:table-cell>
          <table:table-cell table:formula="of:=+[.C6]*[.E6]" office:value-type="float" office:value="3">
            <text:p>3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[.E7]*[.E7]" office:value-type="float" office:value="16">
            <text:p>16</text:p>
          </table:table-cell>
          <table:table-cell table:formula="of:=+[.C7]*[.C7]" office:value-type="float" office:value="9">
            <text:p>9</text:p>
          </table:table-cell>
          <table:table-cell table:formula="of:=+[.C7]*[.E7]" office:value-type="float" office:value="12">
            <text:p>12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[.E8]*[.E8]" office:value-type="float" office:value="25">
            <text:p>25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0">
            <text:p>20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[.E9]*[.E9]" office:value-type="float" office:value="36">
            <text:p>36</text:p>
          </table:table-cell>
          <table:table-cell table:formula="of:=+[.C9]*[.C9]" office:value-type="float" office:value="36">
            <text:p>36</text:p>
          </table:table-cell>
          <table:table-cell table:formula="of:=+[.C9]*[.E9]" office:value-type="float" office:value="36">
            <text:p>36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91">
            <text:p>91</text:p>
          </table:table-cell>
          <table:table-cell table:style-name="ce1" table:formula="of:=SUM([.H4:.H9])" office:value-type="float" office:value="91">
            <text:p>91</text:p>
          </table:table-cell>
          <table:table-cell table:style-name="ce1" table:formula="of:=SUM([.I4:.I9])" office:value-type="float" office:value="83">
            <text:p>83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10]/SQRT([.G10]*[.H10])" office:value-type="float" office:value="0.912087912087912">
            <text:p>0.9120879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[.E9]" office:value-type="float" office:value="1.16666666666667">
            <text:p>1.1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[.E20]*[.E20]" office:value-type="float" office:value="1">
            <text:p>1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1">
            <text:p>1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4">
            <text:p>4</text:p>
          </table:table-cell>
          <table:table-cell table:formula="of:=+[.C21]*[.C21]" office:value-type="float" office:value="4">
            <text:p>4</text:p>
          </table:table-cell>
          <table:table-cell table:formula="of:=+[.C21]*[.E21]" office:value-type="float" office:value="4">
            <text:p>4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9">
            <text:p>9</text:p>
          </table:table-cell>
          <table:table-cell table:formula="of:=+[.C22]*[.C22]" office:value-type="float" office:value="9">
            <text:p>9</text:p>
          </table:table-cell>
          <table:table-cell table:formula="of:=+[.C22]*[.E22]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[.E23]*[.E23]" office:value-type="float" office:value="16">
            <text:p>16</text:p>
          </table:table-cell>
          <table:table-cell table:formula="of:=+[.C23]*[.C23]" office:value-type="float" office:value="36">
            <text:p>36</text:p>
          </table:table-cell>
          <table:table-cell table:formula="of:=+[.C23]*[.E23]" office:value-type="float" office:value="24">
            <text:p>24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[.E24]*[.E24]" office:value-type="float" office:value="25">
            <text:p>25</text:p>
          </table:table-cell>
          <table:table-cell table:formula="of:=+[.C24]*[.C24]" office:value-type="float" office:value="25">
            <text:p>25</text:p>
          </table:table-cell>
          <table:table-cell table:formula="of:=+[.C24]*[.E24]" office:value-type="float" office:value="25">
            <text:p>25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[.E25]*[.E25]" office:value-type="float" office:value="36">
            <text:p>36</text:p>
          </table:table-cell>
          <table:table-cell table:formula="of:=+[.C25]*[.C25]" office:value-type="float" office:value="16">
            <text:p>16</text:p>
          </table:table-cell>
          <table:table-cell table:formula="of:=+[.C25]*[.E25]" office:value-type="float" office:value="24">
            <text:p>24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91">
            <text:p>91</text:p>
          </table:table-cell>
          <table:table-cell table:style-name="ce1" table:formula="of:=SUM([.H20:.H25])" office:value-type="float" office:value="91">
            <text:p>91</text:p>
          </table:table-cell>
          <table:table-cell table:style-name="ce1" table:formula="of:=SUM([.I20:.I25])" office:value-type="float" office:value="87">
            <text:p>87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26]/([.D27]*([.D27]*[.D27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26]/SQRT([.G26]*[.H26])" office:value-type="float" office:value="0.956043956043956">
            <text:p>0.9560439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D27]*[.D27]+0.1041*[.D27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[.D27]" office:value-type="float" office:value="1.5">
            <text:p>1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+[.F10]+[.F26]" office:value-type="float" office:value="24">
            <text:p>24</text:p>
          </table:table-cell>
          <table:table-cell table:formula="of:=+[.G10]+[.G26]" office:value-type="float" office:value="182">
            <text:p>182</text:p>
          </table:table-cell>
          <table:table-cell table:formula="of:=+[.H10]+[.H26]" office:value-type="float" office:value="182">
            <text:p>182</text:p>
          </table:table-cell>
          <table:table-cell table:formula="of:=+[.I10]+[.I26]" office:value-type="float" office:value="170">
            <text:p>170</text:p>
          </table:table-cell>
          <table:table-cell table:formula="of:=+[.J10]+[.J26]" office:value-type="float" office:value="0.33721664650604">
            <text:p>0.3372166465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rho</text:p>
          </table:table-cell>
          <table:table-cell table:formula="of:=+1-(6 * [.F34]/([.D35]*([.D35]*[.D35]-1)))" office:value-type="float" office:value="0.916083916083916">
            <text:p>0.916083916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cc</text:p>
          </table:table-cell>
          <table:table-cell table:formula="of:=+[.I34]/SQRT([.G34]*[.H34])" office:value-type="float" office:value="0.934065934065934">
            <text:p>0.9340659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34]/(0.0057*[.D35]*[.D35]+0.1041*[.D35])" office:value-type="float" office:value="3.2581318502999">
            <text:p>3.25813185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8]-[.F39])/[.D35]" office:value-type="float" office:value="1.33333333333333">
            <text:p>1.3333333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8]-[.F39])/([.F38]+[.F39])" office:value-type="float" office:value="0.533333333333333">
            <text:p>0.533333333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16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1-12-21T16:13:21</dc:date>
    <dc:creator>Douglas Lovell</dc:creator>
    <meta:editing-duration>PT12H03M45S</meta:editing-duration>
    <meta:editing-cycles>3</meta:editing-cycles>
    <meta:generator>OpenOffice.org/3.2$Linux OpenOffice.org_project/320m19$Build-9505</meta:generator>
    <meta:document-statistic meta:table-count="3" meta:cell-count="200" meta:object-count="0"/>
  </office:meta>
</office:document-meta>
</file>